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use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1" calcext:value-type="float">
            <text:p>1</text:p>
          </table:table-cell>
          <table:table-cell table:formula="of:=[.F5]-[.E5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[.F6]-[.E6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.5</text:p>
          </table:table-cell>
          <table:table-cell table:formula="of:=[.F7]-[.E7]-1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.25" calcext:value-type="float">
            <text:p>8.25</text:p>
          </table:table-cell>
          <table:table-cell office:value-type="float" office:value="17" calcext:value-type="float">
            <text:p>17</text:p>
          </table:table-cell>
          <table:table-cell table:style-name="ce1" table:formula="of:=[.F8]-[.E8]-1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7.75" calcext:value-type="float">
            <text:p>7.75</text:p>
          </table:table-cell>
          <table:table-cell office:value-type="float" office:value="17" calcext:value-type="float">
            <text:p>17</text:p>
          </table:table-cell>
          <table:table-cell table:formula="of:=[.F9]-[.E9]-1" office:value-type="float" office:value="8.25" calcext:value-type="float">
            <text:p>8.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6:.G9])" office:value-type="float" office:value="8.125" calcext:value-type="float">
            <text:p>8.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5:.G9])" office:value-type="float" office:value="32.5" calcext:value-type="float">
            <text:p>32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F13]-[.E13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.5" calcext:value-type="float">
            <text:p>16.5</text:p>
          </table:table-cell>
          <table:table-cell table:style-name="ce1" table:formula="of:=[.F14]-[.E14]-1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formula="of:=[.F15]-[.E15]-1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9.5" calcext:value-type="float">
            <text:p>9.5</text:p>
          </table:table-cell>
          <table:table-cell office:value-type="float" office:value="19.5" calcext:value-type="float">
            <text:p>19.5</text:p>
          </table:table-cell>
          <table:table-cell table:style-name="ce1" table:formula="of:=[.F16]-[.E16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.5" calcext:value-type="float">
            <text:p>8.5</text:p>
          </table:table-cell>
          <table:table-cell office:value-type="float" office:value="17" calcext:value-type="float">
            <text:p>17</text:p>
          </table:table-cell>
          <table:table-cell table:formula="of:=[.F17]-[.E17]-1" office:value-type="float" office:value="7.5" calcext:value-type="float">
            <text:p>7.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13:.G17])" office:value-type="float" office:value="8.3" calcext:value-type="float">
            <text:p>8.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13:.G17])" office:value-type="float" office:value="41.5" calcext:value-type="float">
            <text:p>41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5" calcext:value-type="float">
            <text:p>8.5</text:p>
          </table:table-cell>
          <table:table-cell office:value-type="float" office:value="19.5" calcext:value-type="float">
            <text:p>19.5</text:p>
          </table:table-cell>
          <table:table-cell table:formula="of:=[.F21]-[.E21]-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75" calcext:value-type="float">
            <text:p>8.75</text:p>
          </table:table-cell>
          <table:table-cell office:value-type="float" office:value="17" calcext:value-type="float">
            <text:p>17</text:p>
          </table:table-cell>
          <table:table-cell table:style-name="ce1" table:formula="of:=[.F22]-[.E22]-1" office:value-type="float" office:value="7.25" calcext:value-type="float">
            <text:p>7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7.75" calcext:value-type="float">
            <text:p>7.75</text:p>
          </table:table-cell>
          <table:table-cell office:value-type="float" office:value="18.25" calcext:value-type="float">
            <text:p>18.25</text:p>
          </table:table-cell>
          <table:table-cell table:formula="of:=[.F23]-[.E23]-1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" table:formula="of:=[.F24]-[.E24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1.5" calcext:value-type="float">
            <text:p>11.5</text:p>
          </table:table-cell>
          <table:table-cell office:value-type="float" office:value="18" calcext:value-type="float">
            <text:p>18</text:p>
          </table:table-cell>
          <table:table-cell table:formula="of:=[.F25]-[.E25]-1" office:value-type="float" office:value="5.5" calcext:value-type="float">
            <text:p>5.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1:.G25])" office:value-type="float" office:value="8.05" calcext:value-type="float">
            <text:p>8.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21:.G25])" office:value-type="float" office:value="40.25" calcext:value-type="float">
            <text:p>40.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75" calcext:value-type="float">
            <text:p>8.75</text:p>
          </table:table-cell>
          <table:table-cell office:value-type="float" office:value="19" calcext:value-type="float">
            <text:p>19</text:p>
          </table:table-cell>
          <table:table-cell table:formula="of:=[.F29]-[.E29]-1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25" calcext:value-type="float">
            <text:p>8.25</text:p>
          </table:table-cell>
          <table:table-cell office:value-type="float" office:value="18.5" calcext:value-type="float">
            <text:p>18.5</text:p>
          </table:table-cell>
          <table:table-cell table:style-name="ce1" table:formula="of:=[.F30]-[.E30]-1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31]-[.E31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" table:formula="of:=[.F32]-[.E32]-1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11.5" calcext:value-type="float">
            <text:p>11.5</text:p>
          </table:table-cell>
          <table:table-cell office:value-type="float" office:value="22" calcext:value-type="float">
            <text:p>22</text:p>
          </table:table-cell>
          <table:table-cell table:formula="of:=[.F33]-[.E33]-1" office:value-type="float" office:value="9.5" calcext:value-type="float">
            <text:p>9.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29:.G33])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29:.G33])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75" calcext:value-type="float">
            <text:p>8.75</text:p>
          </table:table-cell>
          <table:table-cell office:value-type="float" office:value="19" calcext:value-type="float">
            <text:p>19</text:p>
          </table:table-cell>
          <table:table-cell table:formula="of:=[.F37]-[.E37]-1"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table:style-name="ce1" table:formula="of:=[.F38]-[.E38]-1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39]-[.E39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.5" calcext:value-type="float">
            <text:p>8.5</text:p>
          </table:table-cell>
          <table:table-cell office:value-type="float" office:value="19" calcext:value-type="float">
            <text:p>19</text:p>
          </table:table-cell>
          <table:table-cell table:style-name="ce1" table:formula="of:=[.F40]-[.E40]-1" office:value-type="float" office:value="9.5" calcext:value-type="float">
            <text:p>9.5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formula="of:=[.F41]-[.E41]-1" office:value-type="float" office:value="7.5" calcext:value-type="float">
            <text:p>7.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37:.G41])" office:value-type="float" office:value="8.95" calcext:value-type="float">
            <text:p>8.9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37:.G41])" office:value-type="float" office:value="44.75" calcext:value-type="float">
            <text:p>44.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45]-[.E45]-1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table:style-name="ce1" table:formula="of:=[.F46]-[.E46]-1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7]-[.E47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F48]-[.E48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49]-[.E49]-1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45:.G49])" office:value-type="float" office:value="3.7" calcext:value-type="float">
            <text:p>3.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formula="of:=SUM([.G45:.G49])" office:value-type="float" office:value="18.5" calcext:value-type="float">
            <text:p>18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1:40:19.669737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0:20:27.397772619</meta:creation-date>
    <meta:generator>LibreOffice/6.4.7.2$Linux_X86_64 LibreOffice_project/40$Build-2</meta:generator>
    <dc:date>2022-05-24T21:42:39.504006688</dc:date>
    <meta:editing-duration>P1DT9H26M1S</meta:editing-duration>
    <meta:editing-cycles>21</meta:editing-cycles>
    <meta:document-statistic meta:table-count="1" meta:cell-count="243" meta:object-count="0"/>
  </office:meta>
</office:document-meta>
</file>